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4in" svg:height="3.5449in" svg:x="2.5689in" svg:y="0.4079in">
            <draw:object draw:notify-on-update-of-ranges="Sheet1.A1:Sheet1.A10 Sheet1.B1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table:formula="of:=[.A1] + 10" office:value-type="float" office:value="20" calcext:value-type="float">
            <text:p>2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table:formula="of:=[.A2] + 10"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formula="of:=[.A3] + 10" office:value-type="float" office:value="40" calcext:value-type="float">
            <text:p>4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formula="of:=[.A4] + 10" office:value-type="float" office:value="50" calcext:value-type="float">
            <text:p>5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table:formula="of:=[.A5] + 10" office:value-type="float" office:value="60" calcext:value-type="float">
            <text:p>6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formula="of:=[.A6] + 10" office:value-type="float" office:value="70" calcext:value-type="float">
            <text:p>7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formula="of:=[.A7] + 10"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formula="of:=[.A8] + 10"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table:formula="of:=[.A9] + 10" office:value-type="float" office:value="100" calcext:value-type="float">
            <text:p>100</text:p>
          </table:table-cell>
          <table:table-cell office:value-type="float" office:value="251" calcext:value-type="float">
            <text:p>2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34:40.964446008</meta:creation-date>
    <meta:generator>LibreOffice/4.2.4.2$Linux_X86_64 LibreOffice_project/420m0$Build-2</meta:generator>
    <dc:date>2015-04-06T10:48:48.600180055</dc:date>
    <meta:editing-duration>P0D</meta:editing-duration>
    <meta:editing-cycles>1</meta:editing-cycles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6.447cm" svg:y="0.316cm" chart:style-name="ch2">
          <text:p>Nodes vs Time</text:p>
        </chart:title>
        <chart:plot-area chart:style-name="ch3" table:cell-range-address="Sheet1.A1:Sheet1.B10" chart:data-source-has-labels="column" svg:x="1.33cm" svg:y="1.661cm" svg:width="14.031cm" svg:height="6.183cm">
          <chartooo:coordinate-region svg:x="2.137cm" svg:y="1.86cm" svg:width="12.944cm" svg:height="5.337cm"/>
          <chart:axis chart:dimension="x" chart:name="primary-x" chart:style-name="ch4" chartooo:axis-type="auto">
            <chartooo:date-scale/>
            <chart:title svg:x="7.811cm" svg:y="8.024cm" chart:style-name="ch5">
              <text:p>Nodes</text:p>
            </chart:title>
            <chart:categories table:cell-range-address="Sheet1.A1:Sheet1.A10"/>
          </chart:axis>
          <chart:axis chart:dimension="y" chart:name="primary-y" chart:style-name="ch4">
            <chart:title svg:x="0.451cm" svg:y="5.153cm" chart:style-name="ch6">
              <text:p>Time</text:p>
            </chart:title>
            <chart:grid chart:style-name="ch7" chart:class="major"/>
          </chart:axis>
          <chart:series chart:style-name="ch8" chart:values-cell-range-address="Sheet1.B1:Sheet1.B1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:Sheet1.A10</svg:desc>
                </draw:g>
              </table:table-cell>
              <table:table-cell office:value-type="float" office:value="144">
                <text:p>144</text:p>
                <draw:g>
                  <svg:desc>Sheet1.B1:Sheet1.B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